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fo:margin-right="-0.012cm" table:align="margins"/>
    </style:style>
    <style:style style:name="Tabla1.A" style:family="table-column">
      <style:table-column-properties style:column-width="2.514cm" style:rel-column-width="1425*"/>
    </style:style>
    <style:style style:name="Tabla1.B" style:family="table-column">
      <style:table-column-properties style:column-width="2.342cm" style:rel-column-width="1328*"/>
    </style:style>
    <style:style style:name="Tabla1.C" style:family="table-column">
      <style:table-column-properties style:column-width="2.429cm" style:rel-column-width="1377*"/>
    </style:style>
    <style:style style:name="Tabla1.G" style:family="table-column">
      <style:table-column-properties style:column-width="2.441cm" style:rel-column-width="1384*"/>
    </style:style>
    <style:style style:name="Tabla1.A1" style:family="table-cell">
      <style:table-cell-properties fo:padding="0.097cm" fo:border-left="0.002cm solid #000000" fo:border-right="none" fo:border-top="0.002cm solid #000000" fo:border-bottom="0.002cm solid #000000"/>
    </style:style>
    <style:style style:name="Tabla1.G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G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3.401cm" style:rel-column-width="13107*"/>
    </style:style>
    <style:style style:name="Tabla2.A1" style:family="table-cell">
      <style:table-cell-properties fo:padding="0.097cm" fo:border-left="0.002cm solid #000000" fo:border-right="none" fo:border-top="0.002cm solid #000000" fo:border-bottom="0.002cm solid #000000"/>
    </style:style>
    <style:style style:name="Tabla2.E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alibri" fo:font-weight="bold" style:font-weight-asian="bold" style:font-weight-complex="bold"/>
    </style:style>
    <style:style style:name="P3" style:family="paragraph" style:parent-style-name="Standard" style:master-page-name="">
      <style:paragraph-properties fo:margin-left="0.741cm" fo:margin-right="0.767cm" fo:text-align="start" style:justify-single-word="false" fo:text-indent="0cm" style:auto-text-indent="false" style:page-number="auto"/>
      <style:text-properties style:font-name="Calibri" fo:font-weight="normal" style:font-weight-asian="normal" style:font-weight-complex="normal"/>
    </style:style>
    <style:style style:name="P4" style:family="paragraph" style:parent-style-name="Standard">
      <style:paragraph-properties fo:margin-left="0.741cm" fo:margin-right="0.767cm" fo:text-align="start" style:justify-single-word="false" fo:text-indent="0cm" style:auto-text-indent="false"/>
      <style:text-properties style:font-name="Calibri" fo:font-weight="normal" style:font-weight-asian="normal" style:font-weight-complex="normal"/>
    </style:style>
    <style:style style:name="P5" style:family="paragraph" style:parent-style-name="Standard">
      <style:paragraph-properties fo:margin-left="0.741cm" fo:margin-right="0.767cm" fo:text-align="center" style:justify-single-word="false" fo:text-indent="0cm" style:auto-text-indent="false"/>
      <style:text-properties style:font-name="Calibri" fo:font-weight="bold" style:font-weight-asian="bold" style:font-weight-complex="bold"/>
    </style:style>
    <style:style style:name="P6" style:family="paragraph" style:parent-style-name="Standard">
      <style:paragraph-properties fo:margin-left="0.741cm" fo:margin-right="0.767cm" fo:text-align="start" style:justify-single-word="false" fo:text-indent="0cm" style:auto-text-indent="false"/>
      <style:text-properties style:font-name="Calibri" fo:font-weight="bold" style:font-weight-asian="bold" style:font-weight-complex="bold"/>
    </style:style>
    <style:style style:name="P7" style:family="paragraph" style:parent-style-name="Standard">
      <style:paragraph-properties fo:margin-left="0.741cm" fo:margin-right="0.767cm" fo:text-align="start" style:justify-single-word="false" fo:text-indent="0cm" style:auto-text-indent="false"/>
    </style:style>
    <style:style style:name="P8" style:family="paragraph" style:parent-style-name="Standard">
      <style:paragraph-properties fo:margin-left="0.741cm" fo:margin-right="0.767cm" fo:text-align="center" style:justify-single-word="false" fo:text-indent="0cm" style:auto-text-indent="false"/>
      <style:text-properties fo:font-weight="bold" style:font-weight-asian="bold" style:font-weight-complex="bold"/>
    </style:style>
    <style:style style:name="P9" style:family="paragraph" style:parent-style-name="Text_20_body">
      <style:paragraph-properties fo:margin-left="0.741cm" fo:margin-right="0.767cm" fo:text-align="start" style:justify-single-word="false" fo:text-indent="0cm" style:auto-text-indent="false"/>
      <style:text-properties fo:font-weight="normal" style:font-weight-asian="normal" style:font-weight-complex="normal"/>
    </style:style>
    <style:style style:name="P10" style:family="paragraph" style:parent-style-name="Text_20_body">
      <style:paragraph-properties fo:margin-left="0.741cm" fo:margin-right="0.767cm" fo:text-align="center" style:justify-single-word="false" fo:text-indent="0cm" style:auto-text-indent="false"/>
      <style:text-properties fo:font-weight="normal" style:font-weight-asian="normal" style:font-weight-complex="normal"/>
    </style:style>
    <style:style style:name="P11" style:family="paragraph" style:parent-style-name="Text_20_body">
      <style:paragraph-properties fo:margin-left="0.741cm" fo:margin-right="0.767cm" fo:text-align="start" style:justify-single-word="false" fo:text-indent="0cm" style:auto-text-indent="false"/>
    </style:style>
    <style:style style:name="P12" style:family="paragraph" style:parent-style-name="Text_20_body">
      <style:paragraph-properties fo:margin-left="0.741cm" fo:margin-right="0.767cm" fo:text-align="center" style:justify-single-word="false" fo:text-indent="0cm" style:auto-text-indent="false"/>
    </style:style>
    <style:style style:name="P13" style:family="paragraph" style:parent-style-name="Text_20_body">
      <style:paragraph-properties fo:margin-left="0.741cm" fo:margin-right="0.767cm" fo:text-align="center" style:justify-single-word="false" fo:text-indent="0cm" style:auto-text-indent="false"/>
      <style:text-properties fo:font-weight="bold" style:font-weight-asian="bold" style:font-weight-complex="bold"/>
    </style:style>
    <style:style style:name="P14" style:family="paragraph" style:parent-style-name="Text_20_body">
      <style:paragraph-properties fo:margin-left="0.741cm" fo:margin-right="0.767cm" fo:text-align="start" style:justify-single-word="false" fo:text-indent="0cm" style:auto-text-indent="false"/>
      <style:text-properties style:font-name="Calibri" fo:font-weight="normal" style:font-weight-asian="normal" style:font-weight-complex="normal"/>
    </style:style>
    <style:style style:name="P15" style:family="paragraph" style:parent-style-name="Text_20_body">
      <style:paragraph-properties fo:margin-left="0.741cm" fo:margin-right="0.767cm" fo:text-align="center" style:justify-single-word="false" fo:text-indent="0cm" style:auto-text-indent="false"/>
      <style:text-properties style:font-name="Calibri" fo:font-weight="bold" style:font-weight-asian="bold" style:font-weight-complex="bold"/>
    </style:style>
    <style:style style:name="P16" style:family="paragraph" style:parent-style-name="Text_20_body">
      <style:paragraph-properties fo:margin-left="0.741cm" fo:margin-right="0.767cm" fo:text-align="start" style:justify-single-word="false" fo:text-indent="0cm" style:auto-text-indent="false"/>
      <style:text-properties style:font-name="Calibri" fo:font-weight="bold" style:font-weight-asian="bold" style:font-weight-complex="bold"/>
    </style:style>
    <style:style style:name="P17" style:family="paragraph" style:parent-style-name="Text_20_body" style:master-page-name="">
      <style:paragraph-properties fo:margin-left="0.741cm" fo:margin-right="0.767cm" fo:margin-top="0cm" fo:margin-bottom="0.212cm" fo:text-indent="0cm" style:auto-text-indent="false" style:page-number="auto"/>
      <style:text-properties style:font-name="Calibri"/>
    </style:style>
    <style:style style:name="P18" style:family="paragraph" style:parent-style-name="Text_20_body">
      <style:paragraph-properties fo:margin-left="0.741cm" fo:margin-right="0.767cm" fo:margin-top="0cm" fo:margin-bottom="0.109cm" fo:text-align="start" style:justify-single-word="false" fo:text-indent="0cm" style:auto-text-indent="false"/>
      <style:text-properties style:font-name="Calibri" fo:font-weight="normal" style:font-weight-asian="normal" style:font-weight-complex="normal"/>
    </style:style>
    <style:style style:name="P19" style:family="paragraph" style:parent-style-name="Text_20_body">
      <style:paragraph-properties fo:margin-left="0.741cm" fo:margin-right="0.767cm" fo:margin-top="0.321cm" fo:margin-bottom="0.109cm" fo:text-align="start" style:justify-single-word="false" fo:text-indent="0cm" style:auto-text-indent="false"/>
    </style:style>
    <style:style style:name="P20" style:family="paragraph" style:parent-style-name="Text_20_body">
      <style:paragraph-properties fo:margin-left="0.741cm" fo:margin-right="0.767cm" fo:margin-top="0.321cm" fo:margin-bottom="0.109cm" fo:text-align="start" style:justify-single-word="false" fo:text-indent="0cm" style:auto-text-indent="false"/>
      <style:text-properties style:font-name="Calibri"/>
    </style:style>
    <style:style style:name="P21" style:family="paragraph" style:parent-style-name="Text_20_body">
      <style:paragraph-properties fo:margin-left="0.741cm" fo:margin-right="0.767cm" fo:margin-top="0.321cm" fo:margin-bottom="0.109cm" fo:text-align="start" style:justify-single-word="false" fo:text-indent="0cm" style:auto-text-indent="false"/>
      <style:text-properties style:font-name="Calibri" fo:font-weight="normal" style:font-weight-asian="normal" style:font-weight-complex="normal"/>
    </style:style>
    <style:style style:name="P22" style:family="paragraph" style:parent-style-name="Text_20_body">
      <style:paragraph-properties fo:margin-left="0.741cm" fo:margin-right="0.767cm" fo:margin-top="0.321cm" fo:margin-bottom="0.109cm" fo:text-align="center" style:justify-single-word="false" fo:text-indent="0cm" style:auto-text-indent="false"/>
      <style:text-properties fo:font-weight="bold" style:font-weight-asian="bold" style:font-weight-complex="bold"/>
    </style:style>
    <style:style style:name="P23" style:family="paragraph" style:parent-style-name="Text_20_body">
      <style:paragraph-properties fo:margin-left="0.741cm" fo:margin-right="0.767cm" fo:margin-top="0.321cm" fo:margin-bottom="0.109cm" fo:text-align="start" style:justify-single-word="false" fo:text-indent="0cm" style:auto-text-indent="false"/>
      <style:text-properties fo:font-weight="bold" style:font-weight-asian="bold" style:font-weight-complex="bold"/>
    </style:style>
    <style:style style:name="P24" style:family="paragraph" style:parent-style-name="Text_20_body">
      <style:paragraph-properties fo:margin-left="0.741cm" fo:margin-right="0.767cm" fo:margin-top="0.219cm" fo:margin-bottom="0.007cm" fo:text-align="start" style:justify-single-word="false" fo:text-indent="0cm" style:auto-text-indent="false"/>
      <style:text-properties style:font-name="Calibri" fo:font-weight="normal" style:font-weight-asian="normal" style:font-weight-complex="normal"/>
    </style:style>
    <style:style style:name="P25" style:family="paragraph" style:parent-style-name="Text_20_body">
      <style:paragraph-properties fo:margin-left="0.741cm" fo:margin-right="0.767cm" fo:margin-top="0.219cm" fo:margin-bottom="0.007cm" fo:text-align="start" style:justify-single-word="false" fo:text-indent="0cm" style:auto-text-indent="false"/>
      <style:text-properties style:font-name="Calibri"/>
    </style:style>
    <style:style style:name="P26" style:family="paragraph" style:parent-style-name="Text_20_body">
      <style:paragraph-properties fo:margin-left="0.741cm" fo:margin-right="0.767cm" fo:margin-top="0.219cm" fo:margin-bottom="0.007cm" fo:text-align="start" style:justify-single-word="false" fo:text-indent="0cm" style:auto-text-indent="false"/>
    </style:style>
    <style:style style:name="P27" style:family="paragraph" style:parent-style-name="Text_20_body">
      <style:paragraph-properties fo:margin-left="0cm" fo:margin-right="0.767cm" fo:text-align="center" style:justify-single-word="false" fo:text-indent="0cm" style:auto-text-indent="false"/>
      <style:text-properties fo:font-weight="bold" style:font-weight-asian="bold" style:font-weight-complex="bold"/>
    </style:style>
    <style:style style:name="P28" style:family="paragraph" style:parent-style-name="Heading_20_4">
      <style:paragraph-properties fo:margin-left="0.741cm" fo:margin-right="0.767cm" fo:text-align="start" style:justify-single-word="false" fo:text-indent="0cm" style:auto-text-indent="false"/>
      <style:text-properties style:font-name="Calibri" fo:font-weight="normal" style:font-weight-asian="normal" style:font-weight-complex="normal"/>
    </style:style>
    <style:style style:name="P29" style:family="paragraph" style:parent-style-name="Heading_20_4">
      <style:paragraph-properties fo:margin-left="0.741cm" fo:margin-right="0.767cm" fo:margin-top="0.321cm" fo:margin-bottom="0.109cm" fo:text-align="start" style:justify-single-word="false" fo:text-indent="0cm" style:auto-text-indent="false"/>
    </style:style>
    <style:style style:name="P30" style:family="paragraph" style:parent-style-name="Heading_20_4">
      <style:paragraph-properties fo:margin-left="0.741cm" fo:margin-right="0.767cm" fo:margin-top="0.321cm" fo:margin-bottom="0.109cm" fo:text-align="center" style:justify-single-word="false" fo:text-indent="0cm" style:auto-text-indent="false"/>
      <style:text-properties fo:font-weight="bold" style:font-weight-asian="bold" style:font-weight-complex="bold"/>
    </style:style>
    <style:style style:name="P31" style:family="paragraph" style:parent-style-name="Heading_20_4">
      <style:paragraph-properties fo:margin-left="0.741cm" fo:margin-right="0.767cm" fo:margin-top="0.321cm" fo:margin-bottom="0.109cm" fo:text-align="start" style:justify-single-word="false" fo:text-indent="0cm" style:auto-text-indent="false"/>
      <style:text-properties style:font-name="Calibri" fo:font-weight="normal" style:font-weight-asian="normal" style:font-weight-complex="normal"/>
    </style:style>
    <style:style style:name="P32" style:family="paragraph" style:parent-style-name="Heading_20_4">
      <style:paragraph-properties fo:margin-left="0.741cm" fo:margin-right="0.767cm" fo:margin-top="0.219cm" fo:margin-bottom="0.007cm" fo:text-align="start" style:justify-single-word="false" fo:text-indent="0cm" style:auto-text-indent="false"/>
      <style:text-properties style:font-name="Calibri" fo:font-weight="normal" style:font-weight-asian="normal" style:font-weight-complex="normal"/>
    </style:style>
    <style:style style:name="P33" style:family="paragraph" style:parent-style-name="Heading_20_4">
      <style:paragraph-properties fo:margin-left="0.741cm" fo:margin-right="0.767cm" fo:margin-top="0.219cm" fo:margin-bottom="0.007cm" fo:text-align="start" style:justify-single-word="false" fo:text-indent="0cm" style:auto-text-indent="false"/>
      <style:text-properties style:font-name="Calibri"/>
    </style:style>
    <style:style style:name="P34" style:family="paragraph" style:parent-style-name="Heading_20_4">
      <style:paragraph-properties fo:margin-left="0.741cm" fo:margin-right="0.767cm" fo:margin-top="0.219cm" fo:margin-bottom="0.007cm" fo:text-align="center" style:justify-single-word="false" fo:text-indent="0cm" style:auto-text-indent="false"/>
      <style:text-properties style:font-name="Calibri" fo:font-weight="bold" style:font-weight-asian="bold" style:font-weight-complex="bold"/>
    </style:style>
    <style:style style:name="P35" style:family="paragraph" style:parent-style-name="Heading_20_4">
      <style:paragraph-properties fo:margin-left="0.741cm" fo:margin-right="0.767cm" fo:margin-top="0.219cm" fo:margin-bottom="0.007cm" fo:text-align="start" style:justify-single-word="false" fo:text-indent="0cm" style:auto-text-indent="false"/>
    </style:style>
    <style:style style:name="P36" style:family="paragraph" style:parent-style-name="Heading_20_4">
      <style:paragraph-properties fo:margin-left="0.741cm" fo:margin-right="0.767cm" fo:margin-top="0.219cm" fo:margin-bottom="0.007cm" fo:text-align="center" style:justify-single-word="false" fo:text-indent="0cm" style:auto-text-indent="false"/>
    </style:style>
    <style:style style:name="P37" style:family="paragraph" style:parent-style-name="Heading_20_4">
      <style:paragraph-properties fo:margin-left="0.741cm" fo:margin-right="0.767cm" fo:margin-top="0.116cm" fo:margin-bottom="0.102cm" fo:text-align="start" style:justify-single-word="false" fo:text-indent="0cm" style:auto-text-indent="false"/>
      <style:text-properties style:font-name="Calibri" fo:font-weight="normal" style:font-weight-asian="normal" style:font-weight-complex="normal"/>
    </style:style>
    <style:style style:name="P38" style:family="paragraph" style:parent-style-name="Heading_20_4">
      <style:paragraph-properties fo:margin-left="0.741cm" fo:margin-right="0.767cm" fo:margin-top="0.116cm" fo:margin-bottom="0.102cm" fo:text-align="start" style:justify-single-word="false" fo:text-indent="0cm" style:auto-text-indent="false"/>
    </style:style>
    <style:style style:name="P39" style:family="paragraph" style:parent-style-name="Heading_20_4">
      <style:paragraph-properties fo:margin-left="0cm" fo:margin-right="0.767cm" fo:margin-top="0.219cm" fo:margin-bottom="0.007cm" fo:text-align="center" style:justify-single-word="false" fo:text-indent="0cm" style:auto-text-indent="false"/>
      <style:text-properties style:font-name="Calibri"/>
    </style:style>
    <style:style style:name="P40" style:family="paragraph" style:parent-style-name="Heading_20_4">
      <style:paragraph-properties fo:margin-left="0cm" fo:margin-right="0.767cm" fo:margin-top="0.321cm" fo:margin-bottom="0.109cm" fo:text-align="center" style:justify-single-word="false" fo:text-indent="0cm" style:auto-text-indent="false"/>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text-properties style:font-name="Calibri" fo:font-weight="bold" style:font-weight-asian="bold" style:font-weight-complex="bold"/>
    </style:style>
    <style:style style:name="P44" style:family="paragraph" style:parent-style-name="Table_20_Contents">
      <style:paragraph-properties fo:text-align="start" style:justify-single-word="false"/>
      <style:text-properties style:font-name="Calibri" fo:font-weight="bold" style:font-weight-asian="bold" style:font-weight-complex="bold"/>
    </style:style>
    <style:style style:name="P45" style:family="paragraph" style:parent-style-name="Table_20_Contents">
      <style:paragraph-properties fo:text-align="center" style:justify-single-word="false"/>
      <style:text-properties style:font-name="Calibri"/>
    </style:style>
    <style:style style:name="P46" style:family="paragraph" style:parent-style-name="Table_20_Contents">
      <style:paragraph-properties fo:text-align="start" style:justify-single-word="false"/>
      <style:text-properties style:font-name="Calibri"/>
    </style:style>
    <style:style style:name="T1" style:family="text">
      <style:text-properties style:font-name="Calibri"/>
    </style:style>
    <style:style style:name="T2" style:family="text">
      <style:text-properties style:font-name="Calibri" fo:font-weight="normal" style:font-weight-asian="normal" style:font-weight-complex="normal"/>
    </style:style>
    <style:style style:name="T3" style:family="text">
      <style:text-properties style:font-name="Calibri" fo:font-weight="bold" style:font-weight-asian="bold" style:font-weight-complex="bold"/>
    </style:style>
    <style:style style:name="T4" style:family="text">
      <style:text-properties style:font-name="Calibri" fo:font-size="12pt" style:font-size-asian="12pt" style:font-size-complex="12pt"/>
    </style:style>
    <style:style style:name="T5" style:family="text">
      <style:text-properties style:font-name="Calibri" fo:font-size="12pt" fo:font-weight="normal" style:font-size-asian="12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2pt" style:font-size-asian="12pt" style:font-size-complex="12pt"/>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PROYECTO DE TRANSFORMACIÓN DIGITAL </text:p>
      <text:p text:style-name="P2">DANIEL JIMÉNEZ URBANO</text:p>
      <text:p text:style-name="P2"/>
      <text:p text:style-name="P3"/>
      <text:p text:style-name="P5">PRESENTACIÓN DE LA EMPRESA</text:p>
      <text:p text:style-name="P6"/>
      <text:p text:style-name="P7"><text:span text:style-name="T2">He preferido escoger una empresa ficticia, en este caso la empresa se llama NovaRetail la cual es</text:span><text:span text:style-name="T1"> una empresa especializada en la distribución de productos de moda y artículos para el hogar. Con una red de tiendas físicas y una creciente presencia en línea, la compañía busca combinar la experiencia tradicional de compra con las oportunidades del comercio digital. </text:span></text:p>
      <text:p text:style-name="P4"/>
      <text:p text:style-name="P7"><text:span text:style-name="T3">Historia:</text:span><text:span text:style-name="T2"> La empresa fue fundada en 2005 por un grupo de emprendedores con amplia experiencia en el sector retail. Novaretail inició sus operaciones con una única tienda en el centro de la ciudad. Con el paso de los años, la empresa ha crecido y diversificado su oferta, abriendo varias sucursales y adoptando gradualmente nuevas tecnologías en sus procesos. Sin embargo, el auge del comercio electrónico y la creciente competencia han hecho que esta se vea obligada a realizar una transformación digital.</text:span></text:p>
      <text:p text:style-name="P7"><text:span text:style-name="T2"/></text:p>
      <text:p text:style-name="P7"><text:span text:style-name="Strong_20_Emphasis"><text:span text:style-name="T1">Posición en el Mercado: </text:span></text:span><text:span text:style-name="T2">Actualmente, NovaRetail se posiciona como un competidor sólido en el ámbito local, conocido por su compromiso con la calidad y el servicio al cliente. Sin embargo, la empresa enfrenta el desafío de adaptarse rápidamente a las nuevas tendencias digitales para seguir siendo competitiva frente a grandes cadenas y plataformas online.</text:span></text:p>
      <text:p text:style-name="P7"><text:span text:style-name="T2"/></text:p>
      <text:p text:style-name="P7"><text:span text:style-name="T2"/></text:p>
      <text:p text:style-name="P7"><text:span text:style-name="T2"/></text:p>
      <text:p text:style-name="P7"><text:span text:style-name="T2"/></text:p>
      <text:p text:style-name="P8"><text:span text:style-name="T1">ÁREAS CLAVE QUE NECESITAN DIGITALIZACIÓN</text:span></text:p>
      <text:p text:style-name="P8"><text:span text:style-name="T1"/></text:p>
      <text:p text:style-name="P11"><text:span text:style-name="Strong_20_Emphasis"><text:span text:style-name="T1">Gestión de Inventarios:</text:span></text:span><text:span text:style-name="T2"><text:line-break/>La empresa requiere implementar un sistema automatizado y en tiempo real para el seguimiento y control de su stock, optimizando la reposición de productos y reduciendo pérdidas por exceso o desabastecimiento.</text:span></text:p>
      <text:p text:style-name="P11"><text:span text:style-name="Strong_20_Emphasis"><text:span text:style-name="T3">Procesos Administrativos y Contables:</text:span></text:span><text:span text:style-name="T3"><text:line-break/></text:span><text:span text:style-name="T2">Digitalizar la gestión de facturación, contabilidad y recursos humanos para contribuir a la eficiencia operativa, esto va a ayudar en la toma de decisiones teniendo en cuenta datos actualizados y reduciendo el margen de error.</text:span></text:p>
      <text:p text:style-name="P11"><text:span text:style-name="Strong_20_Emphasis"><text:span text:style-name="T3">E-commerce y Presencia Digital:</text:span></text:span><text:span text:style-name="T3"><text:line-break/></text:span><text:span text:style-name="T2">La consolidación y expansión de la tienda online es esencial para poder mejorar la experiencia del cliente y competir en el entorno digital.</text:span></text:p>
      <text:p text:style-name="P11"><text:span text:style-name="Strong_20_Emphasis"><text:span text:style-name="T3">Análisis de Datos y Toma de Decisiones:</text:span></text:span><text:span text:style-name="T3"><text:line-break/></text:span><text:span text:style-name="T2">Implementar herramientas de análisis de datos permitirá identificar tendencias de consumo, optimizar estrategias de marketing y personalizar la oferta para cada cliente.</text:span></text:p>
      <text:p text:style-name="P11"><text:span text:style-name="T2"/></text:p>
      <text:p text:style-name="P11"><text:span text:style-name="T2"/></text:p>
      <text:p text:style-name="P11"><text:soft-page-break/><text:span text:style-name="T2"/></text:p>
      <text:p text:style-name="P11"><text:span text:style-name="T2"/></text:p>
      <text:p text:style-name="P13"><text:span text:style-name="T1">MODELO CANVAS</text:span></text:p>
      <text:p text:style-name="P9"><text:span text:style-name="T1">Aquí te dejo el enlace de Canva que lleva a mi modelo de Canvas de la empresa</text:span></text:p>
      <text:p text:style-name="P11"><text:span text:style-name="T3">https://www.canva.com/design/DAGgq0FvopE/YFkqoHEXT2v15m42WGDMZg/edit?utm_content=DAGgq0FvopE&amp;utm_campaign=designshare&amp;utm_medium=link2&amp;utm_source=sharebutton</text:span></text:p>
      <text:p text:style-name="P11"><text:span text:style-name="T2"/></text:p>
      <text:p text:style-name="P11"><text:span text:style-name="T2"/></text:p>
      <text:p text:style-name="P13"><text:span text:style-name="T1">CREACIÓN DE OBJETIVOS</text:span></text:p>
      <text:p text:style-name="P13"><text:span text:style-name="T1"/></text:p>
      <text:p text:style-name="P13"><text:span text:style-name="T1">OBJETIVO SMART: OPTIMIZAR LA GESTIÓN DE INVENTARIOS EN NOVARETAIL </text:span></text:p>
      <text:p text:style-name="P10"><text:span text:style-name="T1"/></text:p>
      <text:p text:style-name="P11"><text:span text:style-name="Strong_20_Emphasis"><text:span text:style-name="T1">Específico</text:span></text:span><text:span text:style-name="T2"><text:line-break/>Implementar un sistema de gestión de inventarios digitalizado que automatice el seguimiento en tiempo real del stock y agilice la reposición de productos en todas las tiendas y en la plataforma online. Este sistema estará integrado con el actual software de ventas y permitirá gestionar alertas automáticas para la reposición.</text:span></text:p>
      <text:p text:style-name="P11"><text:span text:style-name="Strong_20_Emphasis"><text:span text:style-name="T1">Medible</text:span></text:span></text:p>
      <text:p text:style-name="P11"><text:span text:style-name="T1">Reducir en un 50% los errores en la gestión de inventarios y mejorar el tiempo de reposición de productos en un 30%.</text:span></text:p>
      <text:p text:style-name="P11"><text:span text:style-name="Strong_20_Emphasis"><text:span text:style-name="T1">Alcanzable</text:span></text:span><text:span text:style-name="T1"><text:line-break/>El proyecto aprovechará las tecnologías y herramientas digitales ya disponibles en NovaRetail. Además se contará con un equipo de TI y la colaboración del departamento de ventas y logística para integrar el nuevo sistema con la infraestructura que ya tiene la empresa.</text:span></text:p>
      <text:p text:style-name="P11"><text:span text:style-name="Strong_20_Emphasis"><text:span text:style-name="T1">Realista </text:span></text:span><text:span text:style-name="T1"><text:line-break/>Dado que NovaRetail ya ha iniciado procesos de digitalización en otras áreas y cuenta con recursos tecnológicos y humanos capacitados, la implementación de este sistema es coherente con su estrategia de transformación digital y puede generar mejoras significativas.</text:span></text:p>
      <text:p text:style-name="P11"><text:span text:style-name="Strong_20_Emphasis"><text:span text:style-name="T1">Tiempo Limitado</text:span></text:span><text:span text:style-name="T1"><text:line-break/>El sistema deberá estar completamente implementado y en funcionamiento en un plazo de 6 meses, con fecha límite de implementación el 31 de agosto de 2025. Se establecerán metas mensuales para evaluar el progreso y realizar ajustes si fuesen necesarios.</text:span></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oft-page-break/><text:span text:style-name="T1"/></text:p>
      <text:p text:style-name="P13"><text:span text:style-name="T1">TEMPORALIDAD</text:span></text:p>
      <text:p text:style-name="P13"><text:span text:style-name="T1"/></text:p>
      <table:table table:name="Tabla1" table:style-name="Tabla1">
        <table:table-column table:style-name="Tabla1.A"/>
        <table:table-column table:style-name="Tabla1.B"/>
        <table:table-column table:style-name="Tabla1.C" table:number-columns-repeated="4"/>
        <table:table-column table:style-name="Tabla1.G"/>
        <table:table-row>
          <table:table-cell table:style-name="Tabla1.A1" office:value-type="string">
            <text:p text:style-name="P41">TAREAS</text:p>
          </table:table-cell>
          <table:table-cell table:style-name="Tabla1.A1" office:value-type="string">
            <text:p text:style-name="P41">ENERO</text:p>
          </table:table-cell>
          <table:table-cell table:style-name="Tabla1.A1" office:value-type="string">
            <text:p text:style-name="P41">FEBRERO</text:p>
          </table:table-cell>
          <table:table-cell table:style-name="Tabla1.A1" office:value-type="string">
            <text:p text:style-name="P41">MARZO</text:p>
          </table:table-cell>
          <table:table-cell table:style-name="Tabla1.A1" office:value-type="string">
            <text:p text:style-name="P41">ABRIL</text:p>
          </table:table-cell>
          <table:table-cell table:style-name="Tabla1.A1" office:value-type="string">
            <text:p text:style-name="P41">MAYO</text:p>
          </table:table-cell>
          <table:table-cell table:style-name="Tabla1.G1" office:value-type="string">
            <text:p text:style-name="P41">JUNIO</text:p>
          </table:table-cell>
        </table:table-row>
        <table:table-row>
          <table:table-cell table:style-name="Tabla1.A2" office:value-type="string">
            <text:p text:style-name="P41">Análisis situación de la empresa </text:p>
          </table:table-cell>
          <table:table-cell table:style-name="Tabla1.A2" office:value-type="string">
            <text:p text:style-name="P42"/>
            <text:p text:style-name="P42">XX</text:p>
          </table:table-cell>
          <table:table-cell table:style-name="Tabla1.A2" office:value-type="string">
            <text:p text:style-name="P41"/>
          </table:table-cell>
          <table:table-cell table:style-name="Tabla1.A2" office:value-type="string">
            <text:p text:style-name="P41"/>
          </table:table-cell>
          <table:table-cell table:style-name="Tabla1.A2" office:value-type="string">
            <text:p text:style-name="P41"/>
          </table:table-cell>
          <table:table-cell table:style-name="Tabla1.A2" office:value-type="string">
            <text:p text:style-name="P41"/>
          </table:table-cell>
          <table:table-cell table:style-name="Tabla1.G2" office:value-type="string">
            <text:p text:style-name="P41"/>
          </table:table-cell>
        </table:table-row>
        <table:table-row>
          <table:table-cell table:style-name="Tabla1.A2" office:value-type="string">
            <text:p text:style-name="P41">Diseño del plan de digitalización </text:p>
          </table:table-cell>
          <table:table-cell table:style-name="Tabla1.A2" office:value-type="string">
            <text:p text:style-name="P41"/>
          </table:table-cell>
          <table:table-cell table:style-name="Tabla1.A2" office:value-type="string">
            <text:p text:style-name="P42"/>
            <text:p text:style-name="P42">XX</text:p>
          </table:table-cell>
          <table:table-cell table:style-name="Tabla1.A2" office:value-type="string">
            <text:p text:style-name="P41"/>
          </table:table-cell>
          <table:table-cell table:style-name="Tabla1.A2" office:value-type="string">
            <text:p text:style-name="P41"/>
          </table:table-cell>
          <table:table-cell table:style-name="Tabla1.A2" office:value-type="string">
            <text:p text:style-name="P41"/>
          </table:table-cell>
          <table:table-cell table:style-name="Tabla1.G2" office:value-type="string">
            <text:p text:style-name="P41"/>
          </table:table-cell>
        </table:table-row>
        <table:table-row>
          <table:table-cell table:style-name="Tabla1.A2" office:value-type="string">
            <text:p text:style-name="P41">Prueba de la herramientas digitales </text:p>
          </table:table-cell>
          <table:table-cell table:style-name="Tabla1.A2" office:value-type="string">
            <text:p text:style-name="P41"/>
          </table:table-cell>
          <table:table-cell table:style-name="Tabla1.A2" office:value-type="string">
            <text:p text:style-name="P41"/>
          </table:table-cell>
          <table:table-cell table:style-name="Tabla1.A2" office:value-type="string">
            <text:p text:style-name="P41"/>
            <text:p text:style-name="P42">XX</text:p>
          </table:table-cell>
          <table:table-cell table:style-name="Tabla1.A2" office:value-type="string">
            <text:p text:style-name="P41"/>
          </table:table-cell>
          <table:table-cell table:style-name="Tabla1.A2" office:value-type="string">
            <text:p text:style-name="P41"/>
          </table:table-cell>
          <table:table-cell table:style-name="Tabla1.G2" office:value-type="string">
            <text:p text:style-name="P41"/>
          </table:table-cell>
        </table:table-row>
        <table:table-row>
          <table:table-cell table:style-name="Tabla1.A2" office:value-type="string">
            <text:p text:style-name="P41">Capacitación del equipo a las nuevas tecnologías </text:p>
          </table:table-cell>
          <table:table-cell table:style-name="Tabla1.A2" office:value-type="string">
            <text:p text:style-name="P41"/>
          </table:table-cell>
          <table:table-cell table:style-name="Tabla1.A2" office:value-type="string">
            <text:p text:style-name="P41"/>
          </table:table-cell>
          <table:table-cell table:style-name="Tabla1.A2" office:value-type="string">
            <text:p text:style-name="P41"/>
          </table:table-cell>
          <table:table-cell table:style-name="Tabla1.A2" office:value-type="string">
            <text:p text:style-name="P41"/>
            <text:p text:style-name="P42">XX</text:p>
          </table:table-cell>
          <table:table-cell table:style-name="Tabla1.A2" office:value-type="string">
            <text:p text:style-name="P42"/>
            <text:p text:style-name="P42">XX</text:p>
          </table:table-cell>
          <table:table-cell table:style-name="Tabla1.G2" office:value-type="string">
            <text:p text:style-name="P41"/>
            <text:p text:style-name="P42">XX</text:p>
          </table:table-cell>
        </table:table-row>
      </table:table>
      <text:p text:style-name="P9"><text:span text:style-name="T1"/></text:p>
      <text:p text:style-name="P11"><text:span text:style-name="Strong_20_Emphasis"><text:span text:style-name="T1">Análisis de la situación de la empresa</text:span></text:span><text:span text:style-name="T1"> Se realizará en enero, con el objetivo de evaluar el estado actual, identificar áreas de mejora y definir las necesidades específicas de digitalización.</text:span></text:p>
      <text:p text:style-name="P11"><text:span text:style-name="Strong_20_Emphasis"><text:span text:style-name="T1">Diseño del plan de digitalización</text:span></text:span><text:span text:style-name="T1"> Durante febrero se desarrollará el plan estratégico, definiendo objetivos, herramientas y recursos necesarios.</text:span></text:p>
      <text:p text:style-name="P11"><text:span text:style-name="Strong_20_Emphasis"><text:span text:style-name="T1">Prueba de las herramientas digitales </text:span></text:span><text:span text:style-name="T1">En marzo se tendrán que llevar a cabo pruebas de las soluciones tecnológicas seleccionadas, verificando su integración y funcionalidad.</text:span></text:p>
      <text:p text:style-name="P11"><text:span text:style-name="Strong_20_Emphasis"><text:span text:style-name="T1">Capacitación del equipo en nuevas tecnologías</text:span></text:span><text:span text:style-name="T1"> Desde abril hasta junio se impartirán sesiones de formación para asegurar que todo el personal se familiarice con las nuevas herramientas y procesos, garantizando una transición eficaz y sin contratiempos. </text:span></text:p>
      <text:p text:style-name="P11"><text:span text:style-name="T1"/></text:p>
      <text:p text:style-name="P27"><text:span text:style-name="T1">MATRIZ DE RIESGOS </text:span></text:p>
      <text:p text:style-name="P15"/>
      <table:table table:name="Tabla2" table:style-name="Tabla2">
        <table:table-column table:style-name="Tabla2.A" table:number-columns-repeated="5"/>
        <table:table-row>
          <table:table-cell table:style-name="Tabla2.A1" office:value-type="string">
            <text:p text:style-name="P43">Riesgo</text:p>
          </table:table-cell>
          <table:table-cell table:style-name="Tabla2.A1" office:value-type="string">
            <text:p text:style-name="P43">Probabilidad</text:p>
          </table:table-cell>
          <table:table-cell table:style-name="Tabla2.A1" office:value-type="string">
            <text:p text:style-name="P43">Impacto</text:p>
          </table:table-cell>
          <table:table-cell table:style-name="Tabla2.A1" office:value-type="string">
            <text:p text:style-name="P43">Descripción</text:p>
          </table:table-cell>
          <table:table-cell table:style-name="Tabla2.E1" office:value-type="string">
            <text:p text:style-name="P43">Plan de mitigación</text:p>
          </table:table-cell>
        </table:table-row>
        <table:table-row>
          <table:table-cell table:style-name="Tabla2.A2" office:value-type="string">
            <text:p text:style-name="P44">Resistencia al cambio por parte del equipo </text:p>
          </table:table-cell>
          <table:table-cell table:style-name="Tabla2.A2" office:value-type="string">
            <text:p text:style-name="P45">Media</text:p>
          </table:table-cell>
          <table:table-cell table:style-name="Tabla2.A2" office:value-type="string">
            <text:p text:style-name="P45">Medio</text:p>
          </table:table-cell>
          <table:table-cell table:style-name="Tabla2.A2" office:value-type="string">
            <text:p text:style-name="P46">Algunos miembros del equipo podrían tener dificultades ante la adopción de nuevas tecnologías, debido a la incertidumbre o falta de <text:soft-page-break/>experiencia en su uso. </text:p>
          </table:table-cell>
          <table:table-cell table:style-name="Tabla2.E2" office:value-type="string">
            <text:p text:style-name="P46">Involucrar al equipo desde el inicio del proyecto, organizar sesiones de formación práctica y mantener una comunicación transparente <text:soft-page-break/>sobre los beneficios. </text:p>
          </table:table-cell>
        </table:table-row>
        <table:table-row>
          <table:table-cell table:style-name="Tabla2.A2" office:value-type="string">
            <text:p text:style-name="P44">Fallos en la seguridad de los datos </text:p>
          </table:table-cell>
          <table:table-cell table:style-name="Tabla2.A2" office:value-type="string">
            <text:p text:style-name="P45">Alta</text:p>
          </table:table-cell>
          <table:table-cell table:style-name="Tabla2.A2" office:value-type="string">
            <text:p text:style-name="P45">Alto</text:p>
          </table:table-cell>
          <table:table-cell table:style-name="Tabla2.A2" office:value-type="string">
            <text:p text:style-name="P46">La digitalización puede aumentar la vulnerabilidad de los datos sensibles a ciberataques o brechas de seguridad si no se aplican medidas de protección adecuadas. </text:p>
          </table:table-cell>
          <table:table-cell table:style-name="Tabla2.E2" office:value-type="string">
            <text:p text:style-name="P46">Implementar protocolos de seguridad robustos como encriptación de datos, autenticación de dos factores, auditorías de seguridad <text:s/>y actualizaciones constantes. </text:p>
          </table:table-cell>
        </table:table-row>
        <table:table-row>
          <table:table-cell table:style-name="Tabla2.A2" office:value-type="string">
            <text:p text:style-name="P44">Sobrecostos en la implementación del sistema </text:p>
          </table:table-cell>
          <table:table-cell table:style-name="Tabla2.A2" office:value-type="string">
            <text:p text:style-name="P45">Media</text:p>
          </table:table-cell>
          <table:table-cell table:style-name="Tabla2.A2" office:value-type="string">
            <text:p text:style-name="P45">Alto</text:p>
          </table:table-cell>
          <table:table-cell table:style-name="Tabla2.A2" office:value-type="string">
            <text:p text:style-name="P46">La integración de nuevas herramientas digitales podría generar costes adicionales no previstos, afectando el presupuesto del proyecto. </text:p>
          </table:table-cell>
          <table:table-cell table:style-name="Tabla2.E2" office:value-type="string">
            <text:p text:style-name="P46">Realizar un análisis financiero detallado además de llevar un seguimiento riguroso de los gastos durante el proyecto. </text:p>
          </table:table-cell>
        </table:table-row>
        <table:table-row>
          <table:table-cell table:style-name="Tabla2.A2" office:value-type="string">
            <text:p text:style-name="P44">Problemas de integración tecnológica </text:p>
          </table:table-cell>
          <table:table-cell table:style-name="Tabla2.A2" office:value-type="string">
            <text:p text:style-name="P45">Media</text:p>
          </table:table-cell>
          <table:table-cell table:style-name="Tabla2.A2" office:value-type="string">
            <text:p text:style-name="P45">Medio</text:p>
          </table:table-cell>
          <table:table-cell table:style-name="Tabla2.A2" office:value-type="string">
            <text:p text:style-name="P46">Puede haber dificultades para integrar el nuevo sistema de gestión de inventarios con el software actual, generando retrasos o problemas.</text:p>
          </table:table-cell>
          <table:table-cell table:style-name="Tabla2.E2" office:value-type="string">
            <text:p text:style-name="P46">Coordinar reuniones técnicas entre los proveedores del sistema y el equipo de TI interno, realizar pruebas piloto y contar con soporte técnico especializado. </text:p>
          </table:table-cell>
        </table:table-row>
        <table:table-row>
          <table:table-cell table:style-name="Tabla2.A2" office:value-type="string">
            <text:p text:style-name="P44">Falta de adopción por parte de los clientes </text:p>
          </table:table-cell>
          <table:table-cell table:style-name="Tabla2.A2" office:value-type="string">
            <text:p text:style-name="P45">Baja</text:p>
          </table:table-cell>
          <table:table-cell table:style-name="Tabla2.A2" office:value-type="string">
            <text:p text:style-name="P45">Medio</text:p>
          </table:table-cell>
          <table:table-cell table:style-name="Tabla2.A2" office:value-type="string">
            <text:p text:style-name="P46">Si la tienda online y las nuevas herramientas digitales no se adaptan correctamente a las necesidades de los clientes, podría haber una baja tasa de adopción. </text:p>
          </table:table-cell>
          <table:table-cell table:style-name="Tabla2.E2" office:value-type="string">
            <text:p text:style-name="P46">Realizar estudios de mercado y pruebas de usuario previas al lanzamiento, así como campañas de comunicación y marketing que destaquen las ventajas de la digitalización. </text:p>
          </table:table-cell>
        </table:table-row>
      </table:table>
      <text:p text:style-name="P16"/>
      <text:p text:style-name="P14"><text:soft-page-break/></text:p>
      <text:p text:style-name="P13"><text:span text:style-name="T1">PLAN SOSTENIBILIDAD</text:span></text:p>
      <text:p text:style-name="P13"><text:span text:style-name="T4">PLAN DE SOSTENIBILIDAD PARA NOVARETAIL</text:span></text:p>
      <text:p text:style-name="P13"><text:span text:style-name="T4"/></text:p>
      <text:p text:style-name="P11"><text:span text:style-name="T5">Integrar la sostenibilidad en el proyecto de digitalización es fundamental para asegurar un desarrollo responsable y a largo plazo. A continuación, se presenta el plan de sostenibilidad basado en el documento de referencia, adaptado al contexto de NovaRetail S.A. </text:span></text:p>
      <text:p text:style-name="P13"><text:span text:style-name="T4">Visión de Sostenibilidad</text:span></text:p>
      <text:h text:style-name="P28" text:outline-level="4">NovaRetail S.A. se compromete a incorporar la sostenibilidad en su modelo operativo mediante la implementación de tecnologías digitales que reduzcan el impacto ambiental, optimicen recursos y fomenten el bienestar social. </text:h>
      <text:h text:style-name="P29" text:outline-level="4"><text:span text:style-name="Strong_20_Emphasis"><text:span text:style-name="T1">Eficiencia energética</text:span></text:span><text:span text:style-name="T1"> </text:span><text:span text:style-name="T2">Uso de soluciones digitales que permitan monitorizar y reducir el consumo energético en tiendas y centros de distribución.</text:span></text:h>
      <text:h text:style-name="P29" text:outline-level="4"><text:span text:style-name="Strong_20_Emphasis"><text:span text:style-name="T1">Minimización del impacto ambiental</text:span></text:span><text:span text:style-name="T1"> </text:span><text:span text:style-name="T2">Reducción del uso de papel, optimización de rutas logísticas para disminuir la huella de carbono y promoción del reciclaje y la reutilización de recursos.</text:span></text:h>
      <text:h text:style-name="P29" text:outline-level="4"><text:span text:style-name="Strong_20_Emphasis"><text:span text:style-name="T1">Responsabilidad social</text:span></text:span><text:span text:style-name="T1"> </text:span><text:span text:style-name="T2">Fomentar la inclusión digital, la formación continua de empleados y el apoyo a iniciativas comunitarias locales.</text:span></text:h>
      <text:h text:style-name="P29" text:outline-level="4"><text:span text:style-name="Strong_20_Emphasis"><text:span text:style-name="T1">Viabilidad económica</text:span></text:span><text:span text:style-name="T1"> </text:span><text:span text:style-name="T2">Garantizar que las inversiones en sostenibilidad generen ahorros y beneficios a largo plazo, alineándose con la estrategia de transformación digital.</text:span></text:h>
      <text:h text:style-name="P40" text:outline-level="4"><text:span text:style-name="T3">Análisis de Stakeholders</text:span></text:h>
      <text:h text:style-name="P37" text:outline-level="4">Para una gestión sostenible, es clave identificar y analizar a los grupos de interés que se ven afectados por el proyecto:</text:h>
      <text:h text:style-name="P38" text:outline-level="4"><text:span text:style-name="Strong_20_Emphasis"><text:span text:style-name="T1">Clientes</text:span></text:span><text:span text:style-name="T1"> </text:span><text:span text:style-name="T2">Se benefician de una experiencia de compra más ágil y responsable, con información transparente sobre prácticas sostenibles.</text:span></text:h>
      <text:h text:style-name="P38" text:outline-level="4"><text:span text:style-name="Strong_20_Emphasis"><text:span text:style-name="T1">Proveedores</text:span></text:span><text:span text:style-name="T1"> </text:span><text:span text:style-name="T2">Colaboran en la adopción de materiales y procesos ecoeficientes, fortaleciendo cadenas de suministro responsables.</text:span></text:h>
      <text:h text:style-name="P38" text:outline-level="4"><text:span text:style-name="Strong_20_Emphasis"><text:span text:style-name="T1">Empleados</text:span></text:span><text:span text:style-name="T1"> </text:span><text:span text:style-name="T2">Reciben formación en nuevas tecnologías y prácticas sostenibles, lo que promueve su desarrollo profesional y compromiso con la empresa.</text:span></text:h>
      <text:h text:style-name="P38" text:outline-level="4"><text:span text:style-name="Strong_20_Emphasis"><text:span text:style-name="T1">Comunidades locales</text:span></text:span><text:span text:style-name="T1"> </text:span><text:span text:style-name="T2">Se mejora la imagen corporativa y se generan iniciativas que benefician el entorno local, como programas de reciclaje o apoyo a proyectos comunitarios.</text:span></text:h>
      <text:h text:style-name="P38" text:outline-level="4"><text:span text:style-name="Strong_20_Emphasis"><text:span text:style-name="T1">Inversores y administraciones públicas</text:span></text:span><text:span text:style-name="T1"> </text:span><text:span text:style-name="T2">Se refuerza la viabilidad del negocio mediante el cumplimiento de normativas ambientales y la adopción de prácticas sostenibles que generan valor a largo plazo.</text:span></text:h>
      <text:p text:style-name="P20"><text:span text:style-name="T6"/></text:p>
      <text:h text:style-name="P30" text:outline-level="4"><text:soft-page-break/><text:span text:style-name="T1"/></text:h>
      <text:h text:style-name="P30" text:outline-level="4"><text:span text:style-name="T1">Contribución a los Objetivos de Desarrollo Sostenible (ODS)</text:span></text:h>
      <text:h text:style-name="P31" text:outline-level="4">NovaRetail se alinea con varios ODS, entre los que destacan:</text:h>
      <text:h text:style-name="P35" text:outline-level="4"><text:span text:style-name="Strong_20_Emphasis"><text:span text:style-name="T1">ODS 9 ( Industria, Innovación e Infraestructura )</text:span></text:span></text:h>
      <text:h text:style-name="P32" text:outline-level="4">Invertir en tecnología digital avanzada que optimice procesos internos y externos, además de modernizar la infraestructura logística para hacerla más eficiente y menos contaminante.</text:h>
      <text:h text:style-name="P35" text:outline-level="4"><text:span text:style-name="Strong_20_Emphasis"><text:span text:style-name="T1">ODS 12 ( Producción y Consumo Responsables )</text:span></text:span></text:h>
      <text:h text:style-name="P32" text:outline-level="4">Implementar sistemas de gestión de inventarios que reduzcan el desperdicio y mejoren la eficiencia en el uso de recursos y fomentar campañas de reciclaje y reutilización tanto en tiendas físicas como en la plataforma online.</text:h>
      <text:h text:style-name="P35" text:outline-level="4"><text:span text:style-name="Strong_20_Emphasis"><text:span text:style-name="T1">ODS 13 ( Acción por el Clima )</text:span></text:span></text:h>
      <text:h text:style-name="P33" text:outline-level="4"><text:span text:style-name="T6">Reducir la huella de carbono mediante la optimización de rutas de distribución y el uso de energías renovables en instalaciones clave y monitorizar y reportar indicadores de emisiones, estableciendo metas de reducción anuales.</text:span></text:h>
      <text:p text:style-name="P25"><text:span text:style-name="T6"/></text:p>
      <text:h text:style-name="P39" text:outline-level="4"><text:span text:style-name="T7">Análisis de la materialidad</text:span></text:h>
      <text:h text:style-name="P29" text:outline-level="4"><text:span text:style-name="Strong_20_Emphasis"><text:span text:style-name="T1">Eficiencia energética y reducción de emisiones</text:span></text:span><text:span text:style-name="T1"> </text:span><text:span text:style-name="T2">Esta es fundamental para disminuir costos y cumplir con normativas ambientales.</text:span></text:h>
      <text:h text:style-name="P29" text:outline-level="4"><text:span text:style-name="Strong_20_Emphasis"><text:span text:style-name="T1">Gestión responsable de residuos</text:span></text:span><text:span text:style-name="T1"> </text:span><text:span text:style-name="T2">Es una pieza clave para minimizar el impacto ambiental y fomentar el reciclaje.</text:span></text:h>
      <text:h text:style-name="P29" text:outline-level="4"><text:span text:style-name="Strong_20_Emphasis"><text:span text:style-name="T1">Innovación tecnológica y capacitación</text:span></text:span><text:span text:style-name="T1"> </text:span><text:span text:style-name="T2">Es prioritaria para garantizar la adopción exitosa de nuevas herramientas digitales y la competitividad en el mercado.</text:span></text:h>
      <text:h text:style-name="P33" text:outline-level="4"><text:span text:style-name="T6"/></text:h>
      <text:h text:style-name="P34" text:outline-level="4">Indicadores de Desempeño y Evaluación</text:h>
      <text:h text:style-name="P29" text:outline-level="4"><text:span text:style-name="Strong_20_Emphasis"><text:span text:style-name="T1">Consumo energético</text:span></text:span><text:span text:style-name="T1"> </text:span><text:span text:style-name="T2">Reducción porcentual en el consumo de energía en tiendas y centros de distribución.</text:span></text:h>
      <text:h text:style-name="P29" text:outline-level="4"><text:span text:style-name="Strong_20_Emphasis"><text:span text:style-name="T1">Emisiones de CO2</text:span></text:span><text:span text:style-name="T1"> </text:span><text:span text:style-name="T2">Medición de la huella de carbono antes y después de la implementación de nuevas rutas logísticas y energías renovables.</text:span></text:h>
      <text:h text:style-name="P29" text:outline-level="4"><text:span text:style-name="Strong_20_Emphasis"><text:span text:style-name="T1">Gestión de residuos </text:span></text:span><text:span text:style-name="T2">Porcentaje de residuos reciclados versus residuos totales generados.</text:span></text:h>
      <text:h text:style-name="P29" text:outline-level="4"><text:span text:style-name="Strong_20_Emphasis"><text:span text:style-name="T1">Satisfacción de stakeholders</text:span></text:span><text:span text:style-name="T1"> </text:span><text:span text:style-name="T2">Resultados de encuestas de satisfacción a empleados, clientes y comunidades locales en relación a las iniciativas sostenibles.</text:span></text:h>
      <text:h text:style-name="P29" text:outline-level="4"><text:span text:style-name="Strong_20_Emphasis"><text:span text:style-name="T1">Inversión en capacitación </text:span></text:span><text:span text:style-name="T2">Número de horas de formación impartidas y porcentaje de empleados capacitados en nuevas tecnologías y prácticas sostenibles.</text:span></text:h>
      <text:p text:style-name="P19"><text:span text:style-name="T2"/></text:p>
      <text:p text:style-name="P22"><text:soft-page-break/><text:span text:style-name="T1"/></text:p>
      <text:p text:style-name="P22"><text:span text:style-name="T1">CONCLUSIÓN PARA EL PROYECTO DE DIGITALIZACIÓN Y SOSTENIBILIDAD</text:span></text:p>
      <text:p text:style-name="P21">La digitalización y la sostenibilidad han sido los pilares fundamentales, permitiendo a NovaRetail avanzar hacia un modelo de negocio más eficiente, competitivo y responsable. La implementación de tecnologías digitales ha optimizado procesos clave como la gestión de inventarios, la automatización administrativa y la integración de un canal de ventas que mejora la operatividad y la experiencia del cliente.</text:p>
      <text:p text:style-name="P21">La incorporación de estrategias sostenibles también ha garantizado que el crecimiento de la empresa se alinee con criterios de eficiencia energética, reducción del impacto ambiental y responsabilidad social. La adopción de medidas como la optimización de recursos, la digitalización de documentos y la mejora en la logística para minimizar emisiones ha reforzado el compromiso con un desarrollo más equilibrado y sostenible.</text:p>
      <text:p text:style-name="P21">En conclusión, este proyecto demuestra que la transformación digital no solo impulsa la modernización de la empresa, sino que, cuando se implementa con un enfoque sostenible, contribuye a la viabilidad a largo plazo del negocio, beneficiando tanto a la organización como a su entorno.</text:p>
      <text:p text:style-name="P23"><text:span text:style-name="T1"/></text:p>
      <text:p text:style-name="P26"><text:span text:style-name="T2"/></text:p>
      <text:p text:style-name="P26"><text:span text:style-name="T2"/></text:p>
      <text:h text:style-name="P36" text:outline-level="4"><text:span text:style-name="T1"><text:line-break/></text:span></text:h>
      <text:p text:style-name="P24"/>
      <text:p text:style-name="P18"><text:span text:style-name="T8"/></text:p>
      <text:p text:style-name="P17"/>
      <text:p text:style-name="P11"><text:span text:style-name="T2"/></text:p>
      <text:p text:style-name="P14"/>
      <text:p text:style-name="P12"><text:span text:style-name="T2"/></text:p>
      <text:p text:style-name="P12"><text:span text:style-name="T2"/></text:p>
      <text:p text:style-name="P4"/>
      <text:p text:style-name="P7"><text:span text:style-name="T2"/></text:p>
      <text:p text:style-name="P7"><text:span text:style-name="T2"><text:s/></text:span></text:p>
      <text:p text:style-name="P7"><text:span text:style-name="T2"/></text:p>
      <text:p text:style-name="P7"><text:span text:style-name="T2"/></text:p>
      <text:p text:style-name="P7"><text:span text:style-name="T1"/></text:p>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Jiménez Urbano</meta:initial-creator>
    <meta:creation-date>2025-03-03T10:28:00.28</meta:creation-date>
    <dc:date>2025-03-03T13:28:19.51</dc:date>
    <dc:creator>Daniel Jiménez Urbano</dc:creator>
    <meta:editing-duration>PT2H59M55S</meta:editing-duration>
    <meta:editing-cycles>46</meta:editing-cycles>
    <meta:generator>OpenOffice/4.1.15$Win32 OpenOffice.org_project/4115m2$Build-9813</meta:generator>
    <meta:document-statistic meta:table-count="2" meta:image-count="0" meta:object-count="0" meta:page-count="7" meta:paragraph-count="115" meta:word-count="1735" meta:character-count="11909"/>
  </office:meta>
</office:document-meta>
</file>